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7ee0" officeooo:paragraph-rsid="000c7ee0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c7ee0" officeooo:paragraph-rsid="000c7ee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0c7ee0" officeooo:paragraph-rsid="000c7ee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e9a4" officeooo:paragraph-rsid="000ce9a4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ce9a4" officeooo:paragraph-rsid="000ce9a4" style:font-size-asian="10.5pt" style:font-weight-asian="normal" style:font-size-complex="12pt" style:font-weight-complex="normal"/>
    </style:style>
    <style:style style:name="T1" style:family="text">
      <style:text-properties officeooo:rsid="000ce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ct Management web application</text:p>
      <text:p text:style-name="P2"/>
      <text:p text:style-name="P2">This web application offers an environments in which contract can be managed. This includes adding new contracts and showing the existing contracts. The following information should be stored about a contract:</text:p>
      <text:list xml:id="list3859783335875179389" text:style-name="L1">
        <text:list-item>
          <text:p text:style-name="P3">Title of contract</text:p>
        </text:list-item>
        <text:list-item>
          <text:p text:style-name="P3">Name of contracting company</text:p>
        </text:list-item>
        <text:list-item>
          <text:p text:style-name="P3">Costs per period</text:p>
        </text:list-item>
        <text:list-item>
          <text:p text:style-name="P3">Means of payment</text:p>
        </text:list-item>
        <text:list-item>
          <text:p text:style-name="P3">Expiration date</text:p>
        </text:list-item>
        <text:list-item>
          <text:p text:style-name="P5">Options for cancelling the contract</text:p>
        </text:list-item>
        <text:list-item>
          <text:p text:style-name="P3">Link to login website</text:p>
        </text:list-item>
        <text:list-item>
          <text:p text:style-name="P3">Attachments for any files (contract document, terms and conditions, etc.)</text:p>
        </text:list-item>
      </text:list>
      <text:p text:style-name="P2"/>
      <text:p text:style-name="P2">Preferably, it should be possible to add several accounts and link a contract to one or more of these accounts, so that all the users can review the contract. </text:p>
      <text:p text:style-name="P2"/>
      <text:p text:style-name="P4">It should also be possible to connect the application to the email account of the relevant user, in order to send updates when the contract should be cancelled or ext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2:32.841423990</meta:creation-date>
    <dc:date>2016-09-19T17:08:38.441900038</dc:date>
    <meta:editing-duration>PT6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36" meta:character-count="803" meta:non-whitespace-character-count="686"/>
  </office:meta>
</office:document-meta>
</file>